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1.4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vertical-align="middle" fo:min-height="0.65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1.025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vertical-align="middle" fo:min-height="1.65cm" fo:min-width="2.54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solid" svg:stroke-width="0.026cm" svg:stroke-color="#000000" draw:marker-end="Marker_5f_1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solid" svg:stroke-width="0.053cm" svg:stroke-color="#000000" draw:marker-start="Marker_5f_0" draw:marker-start-width="0.388cm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10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" fo:font-size="12.3999996185303pt" style:font-name-asian="Calibri" style:font-size-asian="12.3999996185303pt" style:font-name-complex="Calibri" style:font-size-complex="12.3999996185303pt"/>
    </style:style>
    <style:style style:name="T2" style:family="text">
      <style:text-properties fo:color="#000000" style:font-name="Calibri" fo:font-size="9.60000038146973pt" style:font-name-asian="Calibri" style:font-size-asian="9.60000038146973pt" style:font-name-complex="Calibri" style:font-size-complex="9.60000038146973pt"/>
    </style:style>
    <style:style style:name="T3" style:family="text">
      <style:text-properties fo:color="#000000" style:font-name="Calibri" fo:font-size="11pt" style:font-name-asian="Calibri" style:font-size-asian="11pt" style:font-name-complex="Calibri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3cm" svg:height="1.5cm" svg:x="10.5cm" svg:y="7.735cm" svg:viewBox="0 0 3001 1501" draw:points="0,0 3001,0 3001,1501 0,1501">
              <text:p/>
            </draw:polygon>
            <draw:polygon draw:style-name="gr2" draw:text-style-name="P2" draw:layer="layout" svg:width="3cm" svg:height="1.5cm" svg:x="10.5cm" svg:y="7.735cm" svg:viewBox="0 0 3001 1501" draw:points="0,0 3001,0 3001,1501 0,1501">
              <text:p/>
            </draw:polygon>
          </draw:g>
          <draw:frame draw:style-name="gr3" draw:text-style-name="P2" draw:layer="layout" svg:width="2.9cm" svg:height="1.4cm" svg:x="10.55cm" svg:y="7.785cm">
            <draw:text-box>
              <text:p text:style-name="P3"><text:span text:style-name="T1">Строительная бригада </text:span></text:p>
            </draw:text-box>
          </draw:frame>
        </draw:g>
        <draw:g>
          <draw:g>
            <draw:polygon draw:style-name="gr1" draw:text-style-name="P1" draw:layer="layout" svg:width="3cm" svg:height="1.5cm" svg:x="10.5cm" svg:y="18.61cm" svg:viewBox="0 0 3001 1501" draw:points="0,0 3001,0 3001,1501 0,1501">
              <text:p/>
            </draw:polygon>
            <draw:polygon draw:style-name="gr2" draw:text-style-name="P2" draw:layer="layout" svg:width="3cm" svg:height="1.5cm" svg:x="10.5cm" svg:y="18.61cm" svg:viewBox="0 0 3001 1501" draw:points="0,0 3001,0 3001,1501 0,1501">
              <text:p/>
            </draw:polygon>
          </draw:g>
          <draw:frame draw:style-name="gr3" draw:text-style-name="P2" draw:layer="layout" svg:width="2.9cm" svg:height="1.4cm" svg:x="10.55cm" svg:y="18.66cm">
            <draw:text-box>
              <text:p text:style-name="P3"><text:span text:style-name="T1">Прораб</text:span></text:p>
            </draw:text-box>
          </draw:frame>
        </draw:g>
        <draw:g>
          <draw:g>
            <draw:path draw:style-name="gr1" draw:text-style-name="P1" draw:layer="layout" svg:width="2.999cm" svg:height="0.75cm" svg:x="10.5cm" svg:y="9.235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  <draw:path draw:style-name="gr2" draw:text-style-name="P2" draw:layer="layout" svg:width="2.999cm" svg:height="0.75cm" svg:x="10.5cm" svg:y="9.235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</draw:g>
          <draw:frame draw:style-name="gr4" draw:text-style-name="P2" draw:layer="layout" svg:width="2.9cm" svg:height="0.65cm" svg:x="10.55cm" svg:y="9.285cm">
            <draw:text-box>
              <text:p text:style-name="P3"><text:span text:style-name="T2">Id</text:span></text:p>
            </draw:text-box>
          </draw:frame>
        </draw:g>
        <draw:g>
          <draw:g>
            <draw:path draw:style-name="gr1" draw:text-style-name="P1" draw:layer="layout" svg:width="2.999cm" svg:height="0.75cm" svg:x="10.5cm" svg:y="9.985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  <draw:path draw:style-name="gr2" draw:text-style-name="P2" draw:layer="layout" svg:width="2.999cm" svg:height="0.75cm" svg:x="10.5cm" svg:y="9.985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</draw:g>
          <draw:frame draw:style-name="gr4" draw:text-style-name="P2" draw:layer="layout" svg:width="2.9cm" svg:height="0.65cm" svg:x="10.55cm" svg:y="10.035cm">
            <draw:text-box>
              <text:p text:style-name="P3"><text:span text:style-name="T2">ФИО рабочих</text:span></text:p>
            </draw:text-box>
          </draw:frame>
        </draw:g>
        <draw:g>
          <draw:g>
            <draw:path draw:style-name="gr1" draw:text-style-name="P1" draw:layer="layout" svg:width="2.999cm" svg:height="0.75cm" svg:x="10.5cm" svg:y="10.735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  <draw:path draw:style-name="gr2" draw:text-style-name="P2" draw:layer="layout" svg:width="2.999cm" svg:height="0.75cm" svg:x="10.5cm" svg:y="10.735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</draw:g>
          <draw:frame draw:style-name="gr4" draw:text-style-name="P2" draw:layer="layout" svg:width="2.9cm" svg:height="0.746cm" svg:x="10.55cm" svg:y="10.737cm">
            <draw:text-box>
              <text:p text:style-name="P3"><text:span text:style-name="T2">Количество рабочих</text:span></text:p>
            </draw:text-box>
          </draw:frame>
        </draw:g>
        <draw:g>
          <draw:g>
            <draw:path draw:style-name="gr1" draw:text-style-name="P1" draw:layer="layout" svg:width="2.999cm" svg:height="1.124cm" svg:x="10.5cm" svg:y="11.485cm" svg:viewBox="0 0 3000 1125" svg:d="M0 562c0-103 63-191 201-281 138-89 310-154 549-206 239-51 474-75 750-75 276 0 511 24 750 75 239 52 411 117 549 206 138 90 201 178 201 281 0 104-63 192-201 282-138 89-310 154-549 206-239 51-474 75-750 75s-511-24-750-75c-239-52-411-117-549-206-138-90-201-178-201-282z">
              <text:p/>
            </draw:path>
            <draw:path draw:style-name="gr2" draw:text-style-name="P2" draw:layer="layout" svg:width="2.999cm" svg:height="1.124cm" svg:x="10.5cm" svg:y="11.485cm" svg:viewBox="0 0 3000 1125" svg:d="M0 562c0-103 63-191 201-281 138-89 310-154 549-206 239-51 474-75 750-75 276 0 511 24 750 75 239 52 411 117 549 206 138 90 201 178 201 281 0 104-63 192-201 282-138 89-310 154-549 206-239 51-474 75-750 75s-511-24-750-75c-239-52-411-117-549-206-138-90-201-178-201-282z">
              <text:p/>
            </draw:path>
          </draw:g>
          <draw:frame draw:style-name="gr5" draw:text-style-name="P2" draw:layer="layout" svg:width="2.9cm" svg:height="1.025cm" svg:x="10.55cm" svg:y="11.535cm">
            <draw:text-box>
              <text:p text:style-name="P3"><text:span text:style-name="T2">График работы </text:span></text:p>
            </draw:text-box>
          </draw:frame>
        </draw:g>
        <draw:line draw:style-name="gr2" draw:text-style-name="P2" draw:layer="layout" svg:x1="10.514cm" svg:y1="11.974cm" svg:x2="10.5cm" svg:y2="8.11cm">
          <text:p/>
        </draw:line>
        <draw:g>
          <draw:g>
            <draw:path draw:style-name="gr1" draw:text-style-name="P1" draw:layer="layout" svg:width="2.999cm" svg:height="0.75cm" svg:x="10.5cm" svg:y="20.11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  <draw:path draw:style-name="gr2" draw:text-style-name="P2" draw:layer="layout" svg:width="2.999cm" svg:height="0.75cm" svg:x="10.5cm" svg:y="20.11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</draw:g>
          <draw:frame draw:style-name="gr4" draw:text-style-name="P2" draw:layer="layout" svg:width="2.9cm" svg:height="0.65cm" svg:x="10.55cm" svg:y="20.16cm">
            <draw:text-box>
              <text:p text:style-name="P3"><text:span text:style-name="T2">Id</text:span></text:p>
            </draw:text-box>
          </draw:frame>
        </draw:g>
        <draw:g>
          <draw:g>
            <draw:path draw:style-name="gr1" draw:text-style-name="P1" draw:layer="layout" svg:width="2.999cm" svg:height="0.75cm" svg:x="10.5cm" svg:y="20.86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  <draw:path draw:style-name="gr2" draw:text-style-name="P2" draw:layer="layout" svg:width="2.999cm" svg:height="0.75cm" svg:x="10.5cm" svg:y="20.86cm" svg:viewBox="0 0 3000 751" svg:d="M0 376v-1c0-69 63-127 201-187s310-103 549-138c239-34 474-50 750-50h1c276 0 510 16 749 50 239 35 411 78 549 138s201 118 201 187c0 70-63 128-201 188s-310 103-549 138c-239 34-474 50-750 50s-511-16-750-50c-239-35-411-78-549-138s-201-118-201-187z">
              <text:p/>
            </draw:path>
          </draw:g>
          <draw:frame draw:style-name="gr4" draw:text-style-name="P2" draw:layer="layout" svg:width="2.9cm" svg:height="0.65cm" svg:x="10.55cm" svg:y="20.91cm">
            <draw:text-box>
              <text:p text:style-name="P3"><text:span text:style-name="T2">ФИО</text:span></text:p>
            </draw:text-box>
          </draw:frame>
        </draw:g>
        <draw:g>
          <draw:g>
            <draw:path draw:style-name="gr1" draw:text-style-name="P1" draw:layer="layout" svg:width="2.999cm" svg:height="1.125cm" svg:x="10.5cm" svg:y="21.61cm" svg:viewBox="0 0 3000 1126" svg:d="M0 563c0-104 63-192 201-281 138-90 310-155 549-207 239-51 474-75 750-75 276 0 511 24 750 75 239 52 411 117 549 206 138 90 201 178 201 282s-63 192-201 282c-138 89-310 154-549 206-239 51-474 75-750 75s-511-24-750-75c-239-52-411-117-549-206-138-90-201-178-201-282z">
              <text:p/>
            </draw:path>
            <draw:path draw:style-name="gr2" draw:text-style-name="P2" draw:layer="layout" svg:width="2.999cm" svg:height="1.125cm" svg:x="10.5cm" svg:y="21.61cm" svg:viewBox="0 0 3000 1126" svg:d="M0 563c0-104 63-192 201-281 138-90 310-155 549-207 239-51 474-75 750-75 276 0 511 24 750 75 239 52 411 117 549 206 138 90 201 178 201 282s-63 192-201 282c-138 89-310 154-549 206-239 51-474 75-750 75s-511-24-750-75c-239-52-411-117-549-206-138-90-201-178-201-282z">
              <text:p/>
            </draw:path>
          </draw:g>
          <draw:frame draw:style-name="gr5" draw:text-style-name="P2" draw:layer="layout" svg:width="2.9cm" svg:height="1.025cm" svg:x="10.55cm" svg:y="21.66cm">
            <draw:text-box>
              <text:p text:style-name="P3"><text:span text:style-name="T2">Паспортные данные</text:span></text:p>
            </draw:text-box>
          </draw:frame>
        </draw:g>
        <draw:g>
          <draw:g>
            <draw:path draw:style-name="gr1" draw:text-style-name="P1" draw:layer="layout" svg:width="2.999cm" svg:height="1.125cm" svg:x="10.5cm" svg:y="22.735cm" svg:viewBox="0 0 3000 1126" svg:d="M0 563c0-104 63-192 201-281 138-90 310-155 549-207 239-51 474-75 750-75 276 0 511 24 750 75 239 52 411 117 549 206 138 90 201 178 201 282s-63 192-201 282c-138 89-310 154-549 206-239 51-474 75-750 75s-511-24-750-75c-239-52-411-117-549-206-138-90-201-178-201-282z">
              <text:p/>
            </draw:path>
            <draw:path draw:style-name="gr2" draw:text-style-name="P2" draw:layer="layout" svg:width="2.999cm" svg:height="1.125cm" svg:x="10.5cm" svg:y="22.735cm" svg:viewBox="0 0 3000 1126" svg:d="M0 563c0-104 63-192 201-281 138-90 310-155 549-207 239-51 474-75 750-75 276 0 511 24 750 75 239 52 411 117 549 206 138 90 201 178 201 282s-63 192-201 282c-138 89-310 154-549 206-239 51-474 75-750 75s-511-24-750-75c-239-52-411-117-549-206-138-90-201-178-201-282z">
              <text:p/>
            </draw:path>
          </draw:g>
          <draw:frame draw:style-name="gr5" draw:text-style-name="P2" draw:layer="layout" svg:width="2.9cm" svg:height="1.025cm" svg:x="10.55cm" svg:y="22.785cm">
            <draw:text-box>
              <text:p text:style-name="P3"><text:span text:style-name="T2">Контактная информация </text:span></text:p>
            </draw:text-box>
          </draw:frame>
        </draw:g>
        <draw:line draw:style-name="gr2" draw:text-style-name="P2" draw:layer="layout" svg:x1="10.508cm" svg:y1="23.246cm" svg:x2="10.5cm" svg:y2="18.985cm">
          <text:p/>
        </draw:line>
        <draw:g>
          <draw:g>
            <draw:polygon draw:style-name="gr1" draw:text-style-name="P1" draw:layer="layout" svg:width="3cm" svg:height="1.5cm" svg:x="19.5cm" svg:y="7.86cm" svg:viewBox="0 0 3001 1501" draw:points="0,0 3001,0 3001,1501 0,1501">
              <text:p/>
            </draw:polygon>
            <draw:polygon draw:style-name="gr2" draw:text-style-name="P2" draw:layer="layout" svg:width="3cm" svg:height="1.5cm" svg:x="19.5cm" svg:y="7.86cm" svg:viewBox="0 0 3001 1501" draw:points="0,0 3001,0 3001,1501 0,1501">
              <text:p/>
            </draw:polygon>
          </draw:g>
          <draw:frame draw:style-name="gr3" draw:text-style-name="P2" draw:layer="layout" svg:width="2.9cm" svg:height="1.4cm" svg:x="19.55cm" svg:y="7.91cm">
            <draw:text-box>
              <text:p text:style-name="P3"><text:span text:style-name="T1">Объект</text:span></text:p>
            </draw:text-box>
          </draw:frame>
        </draw:g>
        <draw:g>
          <draw:g>
            <draw:path draw:style-name="gr1" draw:text-style-name="P1" draw:layer="layout" svg:width="2.999cm" svg:height="0.75cm" svg:x="19.5cm" svg:y="9.36cm" svg:viewBox="0 0 3000 751" svg:d="M0 376c0-70 63-128 201-188s310-103 549-138c239-34 474-50 750-50 276 0 511 16 750 50 239 35 411 78 549 138s201 118 201 187c0 70-63 128-201 188s-310 103-549 138c-239 34-474 50-750 50s-511-16-750-50c-239-35-411-78-549-138s-201-118-201-187z">
              <text:p/>
            </draw:path>
            <draw:path draw:style-name="gr2" draw:text-style-name="P2" draw:layer="layout" svg:width="2.999cm" svg:height="0.75cm" svg:x="19.5cm" svg:y="9.36cm" svg:viewBox="0 0 3000 751" svg:d="M0 376c0-70 63-128 201-188s310-103 549-138c239-34 474-50 750-50 276 0 511 16 750 50 239 35 411 78 549 138s201 118 201 187c0 70-63 128-201 188s-310 103-549 138c-239 34-474 50-750 50s-511-16-750-50c-239-35-411-78-549-138s-201-118-201-187z">
              <text:p/>
            </draw:path>
          </draw:g>
          <draw:frame draw:style-name="gr4" draw:text-style-name="P2" draw:layer="layout" svg:width="2.9cm" svg:height="0.65cm" svg:x="19.55cm" svg:y="9.41cm">
            <draw:text-box>
              <text:p text:style-name="P3"><text:span text:style-name="T2">Id</text:span></text:p>
            </draw:text-box>
          </draw:frame>
        </draw:g>
        <draw:g>
          <draw:g>
            <draw:path draw:style-name="gr1" draw:text-style-name="P1" draw:layer="layout" svg:width="2.999cm" svg:height="0.75cm" svg:x="19.5cm" svg:y="10.11cm" svg:viewBox="0 0 3000 751" svg:d="M0 376c0-70 63-128 201-188s310-103 549-138c239-34 474-50 750-50 276 0 511 16 750 50 239 35 411 78 549 138s201 118 201 187c0 70-63 128-201 188s-310 103-549 138c-239 34-474 50-750 50s-511-16-750-50c-239-35-411-78-549-138s-201-118-201-187z">
              <text:p/>
            </draw:path>
            <draw:path draw:style-name="gr2" draw:text-style-name="P2" draw:layer="layout" svg:width="2.999cm" svg:height="0.75cm" svg:x="19.5cm" svg:y="10.11cm" svg:viewBox="0 0 3000 751" svg:d="M0 376c0-70 63-128 201-188s310-103 549-138c239-34 474-50 750-50 276 0 511 16 750 50 239 35 411 78 549 138s201 118 201 187c0 70-63 128-201 188s-310 103-549 138c-239 34-474 50-750 50s-511-16-750-50c-239-35-411-78-549-138s-201-118-201-187z">
              <text:p/>
            </draw:path>
          </draw:g>
          <draw:frame draw:style-name="gr4" draw:text-style-name="P2" draw:layer="layout" svg:width="2.9cm" svg:height="0.65cm" svg:x="19.55cm" svg:y="10.16cm">
            <draw:text-box>
              <text:p text:style-name="P3"><text:span text:style-name="T2">Адрес</text:span></text:p>
            </draw:text-box>
          </draw:frame>
        </draw:g>
        <draw:g>
          <draw:g>
            <draw:path draw:style-name="gr1" draw:text-style-name="P1" draw:layer="layout" svg:width="2.999cm" svg:height="0.75cm" svg:x="19.5cm" svg:y="10.9cm" svg:viewBox="0 0 3000 751" svg:d="M0 376c0-70 63-128 201-188s310-103 549-138c239-34 474-50 750-50 276 0 511 16 750 50 239 35 411 78 549 138s201 118 201 187c0 70-63 128-201 188s-310 103-549 138c-239 34-474 50-750 50s-511-16-750-50c-239-35-411-78-549-138s-201-118-201-187z">
              <text:p/>
            </draw:path>
            <draw:path draw:style-name="gr2" draw:text-style-name="P2" draw:layer="layout" svg:width="2.999cm" svg:height="0.75cm" svg:x="19.5cm" svg:y="10.9cm" svg:viewBox="0 0 3000 751" svg:d="M0 376c0-70 63-128 201-188s310-103 549-138c239-34 474-50 750-50 276 0 511 16 750 50 239 35 411 78 549 138s201 118 201 187c0 70-63 128-201 188s-310 103-549 138c-239 34-474 50-750 50s-511-16-750-50c-239-35-411-78-549-138s-201-118-201-187z">
              <text:p/>
            </draw:path>
          </draw:g>
          <draw:frame draw:style-name="gr4" draw:text-style-name="P2" draw:layer="layout" svg:width="2.9cm" svg:height="0.65cm" svg:x="19.55cm" svg:y="10.95cm">
            <draw:text-box>
              <text:p text:style-name="P3"><text:span text:style-name="T2">План</text:span></text:p>
            </draw:text-box>
          </draw:frame>
        </draw:g>
        <draw:g>
          <draw:g>
            <draw:path draw:style-name="gr1" draw:text-style-name="P1" draw:layer="layout" svg:width="2.999cm" svg:height="1.124cm" svg:x="19.5cm" svg:y="11.7cm" svg:viewBox="0 0 3000 1125" svg:d="M0 562c0-103 63-191 201-281 138-89 310-154 549-206 239-51 474-75 750-75 276 0 511 24 750 75 239 52 411 117 549 206 138 90 201 178 201 281 0 104-63 192-201 282-138 89-310 154-549 206-239 51-474 75-750 75s-511-24-750-75c-239-52-411-117-549-206-138-90-201-178-201-282z">
              <text:p/>
            </draw:path>
            <draw:path draw:style-name="gr2" draw:text-style-name="P2" draw:layer="layout" svg:width="2.999cm" svg:height="1.124cm" svg:x="19.5cm" svg:y="11.7cm" svg:viewBox="0 0 3000 1125" svg:d="M0 562c0-103 63-191 201-281 138-89 310-154 549-206 239-51 474-75 750-75 276 0 511 24 750 75 239 52 411 117 549 206 138 90 201 178 201 281 0 104-63 192-201 282-138 89-310 154-549 206-239 51-474 75-750 75s-511-24-750-75c-239-52-411-117-549-206-138-90-201-178-201-282z">
              <text:p/>
            </draw:path>
          </draw:g>
          <draw:frame draw:style-name="gr5" draw:text-style-name="P2" draw:layer="layout" svg:width="2.9cm" svg:height="1.025cm" svg:x="19.55cm" svg:y="11.75cm">
            <draw:text-box>
              <text:p text:style-name="P3"><text:span text:style-name="T2">Срок постройки </text:span></text:p>
            </draw:text-box>
          </draw:frame>
        </draw:g>
        <draw:line draw:style-name="gr2" draw:text-style-name="P2" draw:layer="layout" svg:x1="19.4cm" svg:y1="12.3cm" svg:x2="19.4cm" svg:y2="8.225cm">
          <text:p/>
        </draw:line>
        <draw:g>
          <draw:g>
            <draw:polygon draw:style-name="gr1" draw:text-style-name="P1" draw:layer="layout" svg:width="3cm" svg:height="1.5cm" svg:x="30.025cm" svg:y="7.86cm" svg:viewBox="0 0 3001 1501" draw:points="0,0 3001,0 3001,1501 0,1501">
              <text:p/>
            </draw:polygon>
            <draw:polygon draw:style-name="gr2" draw:text-style-name="P2" draw:layer="layout" svg:width="3cm" svg:height="1.5cm" svg:x="30.025cm" svg:y="7.86cm" svg:viewBox="0 0 3001 1501" draw:points="0,0 3001,0 3001,1501 0,1501">
              <text:p/>
            </draw:polygon>
          </draw:g>
          <draw:frame draw:style-name="gr3" draw:text-style-name="P2" draw:layer="layout" svg:width="2.9cm" svg:height="1.4cm" svg:x="30.075cm" svg:y="7.91cm">
            <draw:text-box>
              <text:p text:style-name="P3"><text:span text:style-name="T1">Заказчик</text:span></text:p>
            </draw:text-box>
          </draw:frame>
        </draw:g>
        <draw:g>
          <draw:g>
            <draw:path draw:style-name="gr1" draw:text-style-name="P1" draw:layer="layout" svg:width="3cm" svg:height="0.75cm" svg:x="30.025cm" svg:y="9.36cm" svg:viewBox="0 0 3001 751" svg:d="M0 376c0-70 63-128 201-188s310-103 549-138c239-34 474-50 750-50 277 0 512 16 751 50 239 35 411 78 549 138s201 118 201 187c0 70-63 128-201 188s-310 103-549 138c-239 34-474 50-750 50-277 0-512-16-751-50-239-35-411-78-549-138s-201-118-201-187z">
              <text:p/>
            </draw:path>
            <draw:path draw:style-name="gr2" draw:text-style-name="P2" draw:layer="layout" svg:width="3cm" svg:height="0.75cm" svg:x="30.025cm" svg:y="9.36cm" svg:viewBox="0 0 3001 751" svg:d="M0 376c0-70 63-128 201-188s310-103 549-138c239-34 474-50 750-50 277 0 512 16 751 50 239 35 411 78 549 138s201 118 201 187c0 70-63 128-201 188s-310 103-549 138c-239 34-474 50-750 50-277 0-512-16-751-50-239-35-411-78-549-138s-201-118-201-187z">
              <text:p/>
            </draw:path>
          </draw:g>
          <draw:frame draw:style-name="gr4" draw:text-style-name="P2" draw:layer="layout" svg:width="2.9cm" svg:height="0.65cm" svg:x="30.075cm" svg:y="9.41cm">
            <draw:text-box>
              <text:p text:style-name="P3"><text:span text:style-name="T2">Id</text:span></text:p>
            </draw:text-box>
          </draw:frame>
        </draw:g>
        <draw:g>
          <draw:g>
            <draw:path draw:style-name="gr1" draw:text-style-name="P1" draw:layer="layout" svg:width="3cm" svg:height="0.75cm" svg:x="30.025cm" svg:y="10.11cm" svg:viewBox="0 0 3001 751" svg:d="M0 376c0-70 63-128 201-188s310-103 549-138c239-34 474-50 750-50 277 0 512 16 751 50 239 35 411 78 549 138s201 118 201 187c0 70-63 128-201 188s-310 103-549 138c-239 34-474 50-750 50-277 0-512-16-751-50-239-35-411-78-549-138s-201-118-201-187z">
              <text:p/>
            </draw:path>
            <draw:path draw:style-name="gr2" draw:text-style-name="P2" draw:layer="layout" svg:width="3cm" svg:height="0.75cm" svg:x="30.025cm" svg:y="10.11cm" svg:viewBox="0 0 3001 751" svg:d="M0 376c0-70 63-128 201-188s310-103 549-138c239-34 474-50 750-50 277 0 512 16 751 50 239 35 411 78 549 138s201 118 201 187c0 70-63 128-201 188s-310 103-549 138c-239 34-474 50-750 50-277 0-512-16-751-50-239-35-411-78-549-138s-201-118-201-187z">
              <text:p/>
            </draw:path>
          </draw:g>
          <draw:frame draw:style-name="gr4" draw:text-style-name="P2" draw:layer="layout" svg:width="2.9cm" svg:height="0.65cm" svg:x="30.075cm" svg:y="10.16cm">
            <draw:text-box>
              <text:p text:style-name="P3"><text:span text:style-name="T2">ФИО</text:span></text:p>
            </draw:text-box>
          </draw:frame>
        </draw:g>
        <draw:g>
          <draw:g>
            <draw:path draw:style-name="gr1" draw:text-style-name="P1" draw:layer="layout" svg:width="3cm" svg:height="1.124cm" svg:x="30.025cm" svg:y="10.86cm" svg:viewBox="0 0 3001 1125" svg:d="M0 562c0-103 63-191 201-281 138-89 310-154 549-206 239-51 474-75 750-75 277 0 512 24 751 75 239 52 411 117 549 206 138 90 201 178 201 281 0 104-63 192-201 282-138 89-310 154-549 206-239 51-474 75-750 75-277 0-512-24-751-75-239-52-411-117-549-206-138-90-201-178-201-282z">
              <text:p/>
            </draw:path>
            <draw:path draw:style-name="gr2" draw:text-style-name="P2" draw:layer="layout" svg:width="3cm" svg:height="1.124cm" svg:x="30.025cm" svg:y="10.86cm" svg:viewBox="0 0 3001 1125" svg:d="M0 562c0-103 63-191 201-281 138-89 310-154 549-206 239-51 474-75 750-75 277 0 512 24 751 75 239 52 411 117 549 206 138 90 201 178 201 281 0 104-63 192-201 282-138 89-310 154-549 206-239 51-474 75-750 75-277 0-512-24-751-75-239-52-411-117-549-206-138-90-201-178-201-282z">
              <text:p/>
            </draw:path>
          </draw:g>
          <draw:frame draw:style-name="gr5" draw:text-style-name="P2" draw:layer="layout" svg:width="2.9cm" svg:height="1.025cm" svg:x="30.075cm" svg:y="10.91cm">
            <draw:text-box>
              <text:p text:style-name="P3"><text:span text:style-name="T2">Контактная информация</text:span></text:p>
            </draw:text-box>
          </draw:frame>
        </draw:g>
        <draw:g>
          <draw:g>
            <draw:path draw:style-name="gr1" draw:text-style-name="P1" draw:layer="layout" svg:width="3cm" svg:height="1.124cm" svg:x="30.025cm" svg:y="11.985cm" svg:viewBox="0 0 3001 1125" svg:d="M0 562c0-103 63-191 201-281 138-89 310-154 549-206 239-51 474-75 750-75 277 0 512 24 751 75 239 52 411 117 549 206 138 90 201 178 201 281 0 104-63 192-201 282-138 89-310 154-549 206-239 51-474 75-750 75-277 0-512-24-751-75-239-52-411-117-549-206-138-90-201-178-201-282z">
              <text:p/>
            </draw:path>
            <draw:path draw:style-name="gr2" draw:text-style-name="P2" draw:layer="layout" svg:width="3cm" svg:height="1.124cm" svg:x="30.025cm" svg:y="11.985cm" svg:viewBox="0 0 3001 1125" svg:d="M0 562c0-103 63-191 201-281 138-89 310-154 549-206 239-51 474-75 750-75 277 0 512 24 751 75 239 52 411 117 549 206 138 90 201 178 201 281 0 104-63 192-201 282-138 89-310 154-549 206-239 51-474 75-750 75-277 0-512-24-751-75-239-52-411-117-549-206-138-90-201-178-201-282z">
              <text:p/>
            </draw:path>
          </draw:g>
          <draw:frame draw:style-name="gr5" draw:text-style-name="P2" draw:layer="layout" svg:width="2.9cm" svg:height="1.025cm" svg:x="30.075cm" svg:y="12.035cm">
            <draw:text-box>
              <text:p text:style-name="P3"><text:span text:style-name="T2">Паспортные данные</text:span></text:p>
            </draw:text-box>
          </draw:frame>
        </draw:g>
        <draw:polyline draw:style-name="gr2" draw:text-style-name="P2" draw:layer="layout" svg:width="0.025cm" svg:height="4.875cm" svg:x="30cm" svg:y="7.86cm" svg:viewBox="0 0 26 4876" draw:points="26,4876 26,0 0,0">
          <text:p/>
        </draw:polyline>
        <draw:g>
          <draw:g>
            <draw:polygon draw:style-name="gr1" draw:text-style-name="P1" draw:layer="layout" svg:width="4.875cm" svg:height="1.75cm" svg:x="23.625cm" svg:y="7.735cm" svg:viewBox="0 0 4876 1751" draw:points="2437,0 4876,875 2437,1751 0,875">
              <text:p/>
            </draw:polygon>
            <draw:polygon draw:style-name="gr2" draw:text-style-name="P2" draw:layer="layout" svg:width="4.875cm" svg:height="1.75cm" svg:x="23.625cm" svg:y="7.735cm" svg:viewBox="0 0 4876 1751" draw:points="2437,0 4876,875 2437,1751 0,875">
              <text:p/>
            </draw:polygon>
          </draw:g>
          <draw:frame draw:style-name="gr6" draw:text-style-name="P2" draw:layer="layout" svg:width="4.775cm" svg:height="1.65cm" svg:x="23.675cm" svg:y="7.785cm">
            <draw:text-box>
              <text:p text:style-name="P3"><text:span text:style-name="T3">Заказывает</text:span></text:p>
            </draw:text-box>
          </draw:frame>
        </draw:g>
        <draw:line draw:style-name="gr7" draw:text-style-name="P2" draw:layer="layout" svg:x1="23.624cm" svg:y1="8.61cm" svg:x2="22.5cm" svg:y2="8.61cm">
          <text:p/>
        </draw:line>
        <draw:line draw:style-name="gr2" draw:text-style-name="P2" draw:layer="layout" svg:x1="28.5cm" svg:y1="8.61cm" svg:x2="30cm" svg:y2="8.61cm">
          <text:p/>
        </draw:line>
        <draw:g>
          <draw:g>
            <draw:polygon draw:style-name="gr1" draw:text-style-name="P1" draw:layer="layout" svg:width="4.125cm" svg:height="1.75cm" svg:x="14.25cm" svg:y="7.61cm" svg:viewBox="0 0 4126 1751" draw:points="2062,0 4126,875 2062,1751 0,875">
              <text:p/>
            </draw:polygon>
            <draw:polygon draw:style-name="gr2" draw:text-style-name="P2" draw:layer="layout" svg:width="4.125cm" svg:height="1.75cm" svg:x="14.25cm" svg:y="7.61cm" svg:viewBox="0 0 4126 1751" draw:points="2062,0 4126,875 2062,1751 0,875">
              <text:p/>
            </draw:polygon>
          </draw:g>
          <draw:frame draw:style-name="gr6" draw:text-style-name="P2" draw:layer="layout" svg:width="4.025cm" svg:height="1.65cm" svg:x="14.3cm" svg:y="7.66cm">
            <draw:text-box>
              <text:p text:style-name="P3"><text:span text:style-name="T3">Строит</text:span></text:p>
            </draw:text-box>
          </draw:frame>
        </draw:g>
        <draw:line draw:style-name="gr2" draw:text-style-name="P2" draw:layer="layout" svg:x1="13.5cm" svg:y1="8.485cm" svg:x2="14.249cm" svg:y2="8.485cm">
          <text:p/>
        </draw:line>
        <draw:g>
          <draw:g>
            <draw:polygon draw:style-name="gr1" draw:text-style-name="P1" draw:layer="layout" svg:width="4.125cm" svg:height="1.75cm" svg:x="9.937cm" svg:y="14.923cm" svg:viewBox="0 0 4126 1751" draw:points="2062,0 4126,875 2062,1751 0,875">
              <text:p/>
            </draw:polygon>
            <draw:polygon draw:style-name="gr2" draw:text-style-name="P2" draw:layer="layout" svg:width="4.125cm" svg:height="1.75cm" svg:x="9.937cm" svg:y="14.923cm" svg:viewBox="0 0 4126 1751" draw:points="2062,0 4126,875 2062,1751 0,875">
              <text:p/>
            </draw:polygon>
          </draw:g>
          <draw:frame draw:style-name="gr6" draw:text-style-name="P2" draw:layer="layout" svg:width="4.025cm" svg:height="1.65cm" svg:x="9.988cm" svg:y="14.973cm">
            <draw:text-box>
              <text:p text:style-name="P3"><text:span text:style-name="T3">Руководит</text:span></text:p>
            </draw:text-box>
          </draw:frame>
        </draw:g>
        <draw:line draw:style-name="gr2" draw:text-style-name="P2" draw:layer="layout" svg:x1="12cm" svg:y1="16.673cm" svg:x2="12cm" svg:y2="18.61cm">
          <text:p/>
        </draw:line>
        <draw:line draw:style-name="gr7" draw:text-style-name="P2" draw:layer="layout" svg:x1="17.451cm" svg:y1="8.877cm" svg:x2="19.499cm" svg:y2="8.877cm">
          <text:p/>
        </draw:line>
        <draw:g>
          <draw:g>
            <draw:polygon draw:style-name="gr1" draw:text-style-name="P1" draw:layer="layout" svg:width="3cm" svg:height="1.5cm" svg:x="29.9cm" svg:y="15.047cm" svg:viewBox="0 0 3001 1501" draw:points="0,0 3001,0 3001,1501 0,1501">
              <text:p/>
            </draw:polygon>
            <draw:polygon draw:style-name="gr2" draw:text-style-name="P2" draw:layer="layout" svg:width="3cm" svg:height="1.5cm" svg:x="29.9cm" svg:y="15.047cm" svg:viewBox="0 0 3001 1501" draw:points="0,0 3001,0 3001,1501 0,1501">
              <text:p/>
            </draw:polygon>
          </draw:g>
          <draw:frame draw:style-name="gr3" draw:text-style-name="P2" draw:layer="layout" svg:width="2.9cm" svg:height="1.4cm" svg:x="29.95cm" svg:y="15.098cm">
            <draw:text-box>
              <text:p text:style-name="P3"><text:span text:style-name="T1">Менеджер по персоналу </text:span></text:p>
            </draw:text-box>
          </draw:frame>
        </draw:g>
        <draw:g>
          <draw:g>
            <draw:path draw:style-name="gr1" draw:text-style-name="P1" draw:layer="layout" svg:width="3cm" svg:height="0.75cm" svg:x="29.9cm" svg:y="16.548cm" svg:viewBox="0 0 3001 751" svg:d="M0 376c0-70 63-128 201-188s310-103 549-138c239-34 474-50 750-50 277 0 512 16 751 50 239 35 411 78 549 138s201 118 201 187c0 70-63 128-201 188s-310 103-549 138c-239 34-474 50-750 50-277 0-512-16-751-50-239-35-411-78-549-138s-201-118-201-187z">
              <text:p/>
            </draw:path>
            <draw:path draw:style-name="gr2" draw:text-style-name="P2" draw:layer="layout" svg:width="3cm" svg:height="0.75cm" svg:x="29.9cm" svg:y="16.548cm" svg:viewBox="0 0 3001 751" svg:d="M0 376c0-70 63-128 201-188s310-103 549-138c239-34 474-50 750-50 277 0 512 16 751 50 239 35 411 78 549 138s201 118 201 187c0 70-63 128-201 188s-310 103-549 138c-239 34-474 50-750 50-277 0-512-16-751-50-239-35-411-78-549-138s-201-118-201-187z">
              <text:p/>
            </draw:path>
          </draw:g>
          <draw:frame draw:style-name="gr4" draw:text-style-name="P2" draw:layer="layout" svg:width="2.9cm" svg:height="0.65cm" svg:x="29.95cm" svg:y="16.597cm">
            <draw:text-box>
              <text:p text:style-name="P3"><text:span text:style-name="T2">Id</text:span></text:p>
            </draw:text-box>
          </draw:frame>
        </draw:g>
        <draw:g>
          <draw:g>
            <draw:path draw:style-name="gr1" draw:text-style-name="P1" draw:layer="layout" svg:width="3cm" svg:height="0.75cm" svg:x="29.9cm" svg:y="17.297cm" svg:viewBox="0 0 3001 751" svg:d="M0 376c0-70 63-128 201-188s310-103 549-138c239-34 474-50 750-50 277 0 512 16 751 50 239 35 411 78 549 138s201 118 201 187c0 70-63 128-201 188s-310 103-549 138c-239 34-474 50-750 50-277 0-512-16-751-50-239-35-411-78-549-138s-201-118-201-187z">
              <text:p/>
            </draw:path>
            <draw:path draw:style-name="gr2" draw:text-style-name="P2" draw:layer="layout" svg:width="3cm" svg:height="0.75cm" svg:x="29.9cm" svg:y="17.297cm" svg:viewBox="0 0 3001 751" svg:d="M0 376c0-70 63-128 201-188s310-103 549-138c239-34 474-50 750-50 277 0 512 16 751 50 239 35 411 78 549 138s201 118 201 187c0 70-63 128-201 188s-310 103-549 138c-239 34-474 50-750 50-277 0-512-16-751-50-239-35-411-78-549-138s-201-118-201-187z">
              <text:p/>
            </draw:path>
          </draw:g>
          <draw:frame draw:style-name="gr4" draw:text-style-name="P2" draw:layer="layout" svg:width="2.9cm" svg:height="0.65cm" svg:x="29.95cm" svg:y="17.347cm">
            <draw:text-box>
              <text:p text:style-name="P3"><text:span text:style-name="T2">ФИО</text:span></text:p>
            </draw:text-box>
          </draw:frame>
        </draw:g>
        <draw:g>
          <draw:g>
            <draw:path draw:style-name="gr1" draw:text-style-name="P1" draw:layer="layout" svg:width="3cm" svg:height="1.125cm" svg:x="29.9cm" svg:y="18.047cm" svg:viewBox="0 0 3001 1126" svg:d="M0 563c0-104 63-192 201-281 138-90 310-155 549-207 239-51 474-75 750-75 277 0 512 24 751 75 239 52 411 117 549 206 138 90 201 178 201 282s-63 192-201 282c-138 89-310 154-549 206-239 51-474 75-750 75-277 0-512-24-751-75-239-52-411-117-549-206-138-90-201-178-201-282z">
              <text:p/>
            </draw:path>
            <draw:path draw:style-name="gr2" draw:text-style-name="P2" draw:layer="layout" svg:width="3cm" svg:height="1.125cm" svg:x="29.9cm" svg:y="18.047cm" svg:viewBox="0 0 3001 1126" svg:d="M0 563c0-104 63-192 201-281 138-90 310-155 549-207 239-51 474-75 750-75 277 0 512 24 751 75 239 52 411 117 549 206 138 90 201 178 201 282s-63 192-201 282c-138 89-310 154-549 206-239 51-474 75-750 75-277 0-512-24-751-75-239-52-411-117-549-206-138-90-201-178-201-282z">
              <text:p/>
            </draw:path>
          </draw:g>
          <draw:frame draw:style-name="gr5" draw:text-style-name="P2" draw:layer="layout" svg:width="2.9cm" svg:height="1.025cm" svg:x="29.95cm" svg:y="18.097cm">
            <draw:text-box>
              <text:p text:style-name="P3"><text:span text:style-name="T2">Паспортные данные</text:span></text:p>
            </draw:text-box>
          </draw:frame>
        </draw:g>
        <draw:g>
          <draw:g>
            <draw:path draw:style-name="gr1" draw:text-style-name="P1" draw:layer="layout" svg:width="3cm" svg:height="1.124cm" svg:x="29.9cm" svg:y="19.172cm" svg:viewBox="0 0 3001 1125" svg:d="M0 562c0-103 63-191 201-281 138-89 310-154 549-206 239-51 474-75 750-75 277 0 512 24 751 75 239 52 411 117 549 206 138 90 201 178 201 281 0 104-63 192-201 282-138 89-310 154-549 206-239 51-474 75-750 75-277 0-512-24-751-75-239-52-411-117-549-206-138-90-201-178-201-282z">
              <text:p/>
            </draw:path>
            <draw:path draw:style-name="gr2" draw:text-style-name="P2" draw:layer="layout" svg:width="3cm" svg:height="1.124cm" svg:x="29.9cm" svg:y="19.172cm" svg:viewBox="0 0 3001 1125" svg:d="M0 562c0-103 63-191 201-281 138-89 310-154 549-206 239-51 474-75 750-75 277 0 512 24 751 75 239 52 411 117 549 206 138 90 201 178 201 281 0 104-63 192-201 282-138 89-310 154-549 206-239 51-474 75-750 75-277 0-512-24-751-75-239-52-411-117-549-206-138-90-201-178-201-282z">
              <text:p/>
            </draw:path>
          </draw:g>
          <draw:frame draw:style-name="gr5" draw:text-style-name="P2" draw:layer="layout" svg:width="2.9cm" svg:height="1.025cm" svg:x="29.95cm" svg:y="19.222cm">
            <draw:text-box>
              <text:p text:style-name="P3"><text:span text:style-name="T2">Контактная информация</text:span></text:p>
            </draw:text-box>
          </draw:frame>
        </draw:g>
        <draw:polyline draw:style-name="gr2" draw:text-style-name="P2" draw:layer="layout" svg:width="0.025cm" svg:height="4.875cm" svg:x="29.875cm" svg:y="15.047cm" svg:viewBox="0 0 26 4876" draw:points="26,4876 0,4876 0,0">
          <text:p/>
        </draw:polyline>
        <draw:g>
          <draw:g>
            <draw:polygon draw:style-name="gr1" draw:text-style-name="P1" draw:layer="layout" svg:width="4.875cm" svg:height="1.75cm" svg:x="18.563cm" svg:y="18.11cm" svg:viewBox="0 0 4876 1751" draw:points="2437,0 4876,874 2437,1751 0,874">
              <text:p/>
            </draw:polygon>
            <draw:polygon draw:style-name="gr2" draw:text-style-name="P2" draw:layer="layout" svg:width="4.875cm" svg:height="1.75cm" svg:x="18.563cm" svg:y="18.11cm" svg:viewBox="0 0 4876 1751" draw:points="2437,0 4876,874 2437,1751 0,874">
              <text:p/>
            </draw:polygon>
          </draw:g>
          <draw:frame draw:style-name="gr6" draw:text-style-name="P2" draw:layer="layout" svg:width="4.775cm" svg:height="1.65cm" svg:x="18.613cm" svg:y="18.16cm">
            <draw:text-box>
              <text:p text:style-name="P3"><text:span text:style-name="T3">Руководит </text:span></text:p>
            </draw:text-box>
          </draw:frame>
        </draw:g>
        <draw:polyline draw:style-name="gr2" draw:text-style-name="P2" draw:layer="layout" svg:width="3.563cm" svg:height="1.875cm" svg:x="23.438cm" svg:y="17.11cm" svg:viewBox="0 0 3564 1876" draw:points="0,1876 3564,1876 3564,0">
          <text:p/>
        </draw:polyline>
        <draw:polyline draw:style-name="gr2" draw:text-style-name="P2" draw:layer="layout" svg:width="2.137cm" svg:height="7.187cm" svg:x="7.8cm" svg:y="8.61cm" svg:viewBox="0 0 2138 7188" draw:points="2138,7188 0,7188 0,0">
          <text:p/>
        </draw:polyline>
        <draw:line draw:style-name="gr8" draw:text-style-name="P2" draw:layer="layout" svg:x1="7.8cm" svg:y1="8.61cm" svg:x2="10.499cm" svg:y2="8.61cm">
          <text:p/>
        </draw:line>
        <draw:line draw:style-name="gr9" draw:text-style-name="P2" draw:layer="layout" svg:x1="13.5cm" svg:y1="19.111cm" svg:x2="18.563cm" svg:y2="18.985cm">
          <text:p/>
        </draw:line>
        <draw:polyline draw:style-name="gr2" draw:text-style-name="P2" draw:layer="layout" svg:width="2.9cm" svg:height="1.273cm" svg:x="27cm" svg:y="15.837cm" svg:viewBox="0 0 2901 1274" draw:points="2901,0 0,0 0,1274">
          <text:p/>
        </draw:polyline>
        <draw:g>
          <draw:g>
            <draw:polygon draw:style-name="gr1" draw:text-style-name="P1" draw:layer="layout" svg:width="4.875cm" svg:height="1.75cm" svg:x="18.625cm" svg:y="4.36cm" svg:viewBox="0 0 4876 1751" draw:points="2437,0 4876,875 2437,1751 0,875">
              <text:p/>
            </draw:polygon>
            <draw:polygon draw:style-name="gr2" draw:text-style-name="P2" draw:layer="layout" svg:width="4.875cm" svg:height="1.75cm" svg:x="18.625cm" svg:y="4.36cm" svg:viewBox="0 0 4876 1751" draw:points="2437,0 4876,875 2437,1751 0,875">
              <text:p/>
            </draw:polygon>
          </draw:g>
          <draw:frame draw:style-name="gr6" draw:text-style-name="P2" draw:layer="layout" svg:width="4.775cm" svg:height="1.65cm" svg:x="18.675cm" svg:y="4.41cm">
            <draw:text-box>
              <text:p text:style-name="P3"><text:span text:style-name="T3">Нанимает</text:span></text:p>
            </draw:text-box>
          </draw:frame>
        </draw:g>
        <draw:polyline draw:style-name="gr2" draw:text-style-name="P2" draw:layer="layout" svg:width="4.6cm" svg:height="0.719cm" svg:x="32.9cm" svg:y="15.11cm" svg:viewBox="0 0 4601 720" draw:points="0,720 4601,720 4601,0">
          <text:p/>
        </draw:polyline>
        <draw:polyline draw:style-name="gr2" draw:text-style-name="P2" draw:layer="layout" svg:width="14cm" svg:height="3.375cm" svg:x="23.5cm" svg:y="5.235cm" svg:viewBox="0 0 14001 3376" draw:points="0,0 14001,0 14001,3376">
          <text:p/>
        </draw:polyline>
        <draw:line draw:style-name="gr2" draw:text-style-name="P2" draw:layer="layout" svg:x1="37.5cm" svg:y1="8.61cm" svg:x2="37.5cm" svg:y2="15.109cm">
          <text:p/>
        </draw:line>
        <draw:line draw:style-name="gr2" draw:text-style-name="P2" draw:layer="layout" svg:x1="18.973cm" svg:y1="5.11cm" svg:x2="12cm" svg:y2="5.11cm">
          <text:p/>
        </draw:line>
        <draw:line draw:style-name="gr10" draw:text-style-name="P2" draw:layer="layout" svg:x1="12cm" svg:y1="7.734cm" svg:x2="12cm" svg:y2="5.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c7-3 13-3 20 0z"/>
    <draw:marker draw:name="Marker_5f_1" draw:display-name="Marker_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91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4-06T23:08:02.705000000</dc:date>
    <dc:description/>
    <dc:language>en-US</dc:language>
    <dc:subject/>
    <dc:title/>
    <meta:creation-date>2024-04-03T10:40:24Z</meta:creation-date>
    <meta:initial-creator>Администратор</meta:initial-creator>
    <meta:keyword/>
    <meta:generator>LibreOffice/5.3.3.2$Windows_x86 LibreOffice_project/3d9a8b4b4e538a85e0782bd6c2d430bafe583448</meta:generator>
    <meta:editing-duration>PT4H1M29S</meta:editing-duration>
    <meta:editing-cycles>1</meta:editing-cycles>
    <meta:document-statistic meta:object-count="170"/>
    <meta:user-defined meta:name="category"/>
    <meta:user-defined meta:name="company"/>
  </office:meta>
</office:document-meta>
</file>